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7.94pt"/>
    </style:style>
    <style:style style:name="co3" style:family="table-column">
      <style:table-column-properties fo:break-before="auto" style:column-width="160.64pt"/>
    </style:style>
    <style:style style:name="co4" style:family="table-column">
      <style:table-column-properties fo:break-before="auto" style:column-width="218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68.71pt" fo:break-before="auto" style:use-optimal-row-height="true"/>
    </style:style>
    <style:style style:name="ro4" style:family="table-row">
      <style:table-row-properties style:row-height="34.95pt" fo:break-before="auto" style:use-optimal-row-height="true"/>
    </style:style>
    <style:style style:name="ro5" style:family="table-row">
      <style:table-row-properties style:row-height="24.35pt" fo:break-before="auto" style:use-optimal-row-height="true"/>
    </style:style>
    <style:style style:name="ro6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13-OLinuXino-MICRO_Rev_C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2, R63, R64, R65, R66, R69, R70, R7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, R6, R52, R7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, R11, R1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49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4, R35, R3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, R12, R16, R39, R40, R4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0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1, R32, R3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10, R1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4, R47, R48, R51, R5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8, R29, R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5, R26, R2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.66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2, R23, R2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5, R38, R43, R56, R6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9, R6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.8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8, R19, R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, R3, R49, R5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2, R53, R5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, R67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0805_(4X0402)_22R</text:p>
          </table:table-cell>
          <table:table-cell office:value-type="string" calcext:value-type="string">
            <text:p>R_MATRIX_4E_25X625</text:p>
          </table:table-cell>
          <table:table-cell office:value-type="string" calcext:value-type="string">
            <text:p>RM1, RM2, RM3, RM4, RM5, RM6, RM7,</text:p>
            <text:p> RM8, RM9, RM10, RM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5, C8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33, C3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4, C65, C69, C70, C71, C79, C103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, C11, C13, C15, C16, C17, C18, C19,</text:p>
            <text:p> C20, C21, C22, C24, C25, C26, C28, C29,</text:p>
            <text:p> C30, C31, C32, C37, C39, C41, C42, C43,</text:p>
            <text:p> C44, C45, C46, C47, C48, C49, C51, C52,</text:p>
            <text:p> C56, C57, C58, C59, C60, C63, C66, C67,</text:p>
            <text:p> C68, C84, C85, C86, C90, C95, C100, C10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38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4, C5, C6, C8, C9, C12, C14, C36, C40,</text:p>
            <text:p> C62, C78, C98</text:p>
          </table:table-cell>
          <table:table-cell table:number-columns-repeated="102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, C3, C7, C10, C23, C27, C50, C72, C73,</text:p>
            <text:p> C74, C76, C77, C80, C82, C83, C88, C91,</text:p>
            <text:p> C92, C93, C94, C97</text:p>
          </table:table-cell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0uF/16V/LOWESR/105C/</text:p>
            <text:p>6.3x11mm_RM2.5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53, C10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6V/105C</text:p>
          </table:table-cell>
          <table:table-cell office:value-type="string" calcext:value-type="string">
            <text:p>CPOL-EUE3.5-8</text:p>
          </table:table-cell>
          <table:table-cell office:value-type="string" calcext:value-type="string">
            <text:p>C10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uH/1.5A/DCR&lt;0.1R/CD32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2, L3, L4, L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6, L7, L8, L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8</text:p>
          </table:table-cell>
          <table:table-cell table:number-columns-repeated="102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</text:p>
            <text:p>1N5819(S4SOD-123)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/SS14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_AC-AC_</text:p>
          </table:table-cell>
          <table:table-cell office:value-type="string" calcext:value-type="string">
            <text:p>D2, D3, D4, D5, 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0603DWS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0603DWS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1, FET2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Mhz/HU49SM/20ppm/20pf</text:p>
          </table:table-cell>
          <table:table-cell office:value-type="string" calcext:value-type="string">
            <text:p>HC49/S1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13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30T-300I/TT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MT41K128M16JT-125:K</text:p>
          </table:table-cell>
          <table:table-cell office:value-type="string" calcext:value-type="string">
            <text:p>H5TQ2G63BFR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N74LVC244APWR</text:p>
          </table:table-cell>
          <table:table-cell office:value-type="string" calcext:value-type="string">
            <text:p>74ALVC244</text:p>
          </table:table-cell>
          <table:table-cell office:value-type="string" calcext:value-type="string">
            <text:p>U4, U5, U6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Y6280AAC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9, U12</text:p>
          </table:table-cell>
          <table:table-cell table:number-columns-repeated="1020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Y8089AAAC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3, U7, U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4</text:p>
          </table:table-cell>
          <table:table-cell office:value-type="string" calcext:value-type="string">
            <text:p>CON4HN1X4</text:p>
          </table:table-cell>
          <table:table-cell office:value-type="string" calcext:value-type="string">
            <text:p>UAR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H10S</text:p>
          </table:table-cell>
          <table:table-cell office:value-type="string" calcext:value-type="string">
            <text:p>ML10</text:p>
          </table:table-cell>
          <table:table-cell office:value-type="string" calcext:value-type="string">
            <text:p>GPIO-1, UEX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H40S</text:p>
          </table:table-cell>
          <table:table-cell office:value-type="string" calcext:value-type="string">
            <text:p>ML40</text:p>
          </table:table-cell>
          <table:table-cell office:value-type="string" calcext:value-type="string">
            <text:p>GPIO-2, LCD_CON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ICRO_SD/MMC_CP_</text:p>
            <text:p>NEWTFC-WPAPR-08</text:p>
          </table:table-cell>
          <table:table-cell office:value-type="string" calcext:value-type="string">
            <text:p>SD/MMC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J-W47S-05D2-LF_V2</text:p>
          </table:table-cell>
          <table:table-cell office:value-type="string" calcext:value-type="string">
            <text:p>AUDIO_JACK_5PINPJ-</text:p>
            <text:p>W47S-05D2-LF_V2</text:p>
          </table:table-cell>
          <table:table-cell office:value-type="string" calcext:value-type="string">
            <text:p>HEADPHONE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 (MSB-SW-5AB-LF)</text:p>
          </table:table-cell>
          <table:table-cell office:value-type="string" calcext:value-type="string">
            <text:p>MINI_USB9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SB-SRWH-4A-LF (USB-A)</text:p>
          </table:table-cell>
          <table:table-cell office:value-type="string" calcext:value-type="string">
            <text:p>USB_SHIELD3</text:p>
          </table:table-cell>
          <table:table-cell office:value-type="string" calcext:value-type="string">
            <text:p>USB_HOS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GA15</text:p>
          </table:table-cell>
          <table:table-cell office:value-type="string" calcext:value-type="string">
            <text:p>DB1522</text:p>
          </table:table-cell>
          <table:table-cell office:value-type="string" calcext:value-type="string">
            <text:p>VGA_DB15-F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DJ-1134</text:p>
          </table:table-cell>
          <table:table-cell office:value-type="string" calcext:value-type="string">
            <text:p>PWR-JAKPWR_JACK_</text:p>
            <text:p>UNI_MILLING</text:p>
          </table:table-cell>
          <table:table-cell office:value-type="string" calcext:value-type="string">
            <text:p>PW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1107A(6x3.8x2.5mm)</text:p>
          </table:table-cell>
          <table:table-cell office:value-type="string" calcext:value-type="string">
            <text:p>SW-TAKT6</text:p>
          </table:table-cell>
          <table:table-cell office:value-type="string" calcext:value-type="string">
            <text:p>RESET, UBOOT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JSJ_1_SMALLER_CLOSE</text:p>
          </table:table-cell>
          <table:table-cell office:value-type="string" calcext:value-type="string">
            <text:p>1.2V_E, 1.5V_E, 3.3V_E, 5V_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HOST_E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(NA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35, C5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POL-EUE3.5-8</text:p>
          </table:table-cell>
          <table:table-cell office:value-type="string" calcext:value-type="string">
            <text:p>C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1, 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4)</text:p>
          </table:table-cell>
          <table:table-cell office:value-type="string" calcext:value-type="string">
            <text:p>CON4HN1X4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6)</text:p>
          </table:table-cell>
          <table:table-cell office:value-type="string" calcext:value-type="string">
            <text:p>CON6HN1X6</text:p>
          </table:table-cell>
          <table:table-cell office:value-type="string" calcext:value-type="string">
            <text:p>JTAG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MIC</text:p>
          </table:table-cell>
          <table:table-cell table:number-columns-repeated="102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9-12-19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2-19T14:05:13.760656336</dc:date>
    <meta:editing-duration>PT2H37M19S</meta:editing-duration>
    <meta:editing-cycles>36</meta:editing-cycles>
    <meta:document-statistic meta:table-count="1" meta:cell-count="300" meta:object-count="0"/>
  </office:meta>
</office:document-meta>
</file>